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Lohit Devanagari1" svg:font-family="'Lohit Devanagari'"/>
    <style:font-face style:name="OpenSymbol1"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weight="normal" style:font-weight-asian="normal" style:font-weight-complex="normal"/>
    </style:style>
    <style:style style:name="P2" style:family="paragraph" style:parent-style-name="Standard">
      <style:paragraph-properties fo:text-align="justify" style:justify-single-word="false"/>
      <style:text-properties style:font-name="Arial" fo:font-weight="bold" style:font-weight-asian="bold" style:font-weight-complex="bold"/>
    </style:style>
    <style:style style:name="P3" style:family="paragraph" style:parent-style-name="Standard" style:list-style-name="L1">
      <style:paragraph-properties fo:text-align="justify" style:justify-single-word="false"/>
      <style:text-properties style:font-name="Arial" fo:font-weight="bold" style:font-weight-asian="bold" style:font-weight-complex="bold"/>
    </style:style>
    <style:style style:name="P4" style:family="paragraph" style:parent-style-name="Standard" style:list-style-name="L4">
      <style:paragraph-properties fo:text-align="justify" style:justify-single-word="false"/>
      <style:text-properties style:font-name="Arial" fo:font-weight="bold" style:font-weight-asian="bold" style:font-weight-complex="bold"/>
    </style:style>
    <style:style style:name="P5" style:family="paragraph" style:parent-style-name="Standard">
      <style:paragraph-properties fo:text-align="justify" style:justify-single-word="false"/>
      <style:text-properties style:font-name="Arial" fo:font-weight="normal" style:font-weight-asian="normal" style:font-weight-complex="normal"/>
    </style:style>
    <style:style style:name="P6" style:family="paragraph" style:parent-style-name="Standard" style:list-style-name="L4">
      <style:paragraph-properties fo:text-align="justify" style:justify-single-word="false"/>
      <style:text-properties style:font-name="Arial" fo:font-weight="normal" style:font-weight-asian="normal" style:font-weight-complex="normal"/>
    </style:style>
    <style:style style:name="P7" style:family="paragraph" style:parent-style-name="Standard">
      <style:paragraph-properties fo:text-align="justify" style:justify-single-word="false"/>
      <style:text-properties style:font-name="Arial"/>
    </style:style>
    <style:style style:name="P8" style:family="paragraph" style:parent-style-name="Standard" style:list-style-name="L2">
      <style:paragraph-properties fo:text-align="justify" style:justify-single-word="false"/>
    </style:style>
    <style:style style:name="P9" style:family="paragraph" style:parent-style-name="Standard" style:list-style-name="L3">
      <style:paragraph-properties fo:text-align="justify" style:justify-single-word="false"/>
    </style:style>
    <style:style style:name="P10" style:family="paragraph" style:parent-style-name="Standard" style:list-style-name="L5">
      <style:paragraph-properties fo:text-align="justify" style:justify-single-word="false"/>
    </style:style>
    <style:style style:name="P11" style:family="paragraph" style:parent-style-name="Table_20_Contents">
      <style:text-properties style:font-name="Arial" fo:font-size="10pt" style:font-size-asian="10pt" style:font-size-complex="10pt"/>
    </style:style>
    <style:style style:name="P12" style:family="paragraph" style:parent-style-name="Table_20_Contents">
      <style:paragraph-properties fo:text-align="end" style:justify-single-word="false"/>
      <style:text-properties style:font-name="Arial" fo:font-size="10pt" style:font-size-asian="10pt" style:font-size-complex="10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Arial" fo:font-weight="bold" style:font-weight-asian="bold" style:font-weight-complex="bold"/>
    </style:style>
    <style:style style:name="T4" style:family="text">
      <style:text-properties style:font-name="Arial"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àg 195:<text:tab/></text:p>
      <text:p text:style-name="P2"/>
      <text:list xml:id="list3455224828875891642" text:style-name="L2">
        <text:list-item>
          <text:p text:style-name="P8"><text:span text:style-name="T3">Una empresa ha contractat en Frederic García, a través d’una ETT, per cobrir un lloc de planxista. Una vegada iniciada l’activitat laboral, l’empresa usuària fa una avaluació de riscos del lloc d’en Frederic i l’informa dels EPI que ha d’utilitzar. Tres dies després, en Frederic, té un accident, a causa del qual ha d’estar cinc dies de baixa. Si sabem que l’ús dels EPI ha estat l'únic informació que ha rebut aquest treballador, quines infraccions ha comès l’empresa usuària i quina responsabilitat te?</text:span></text:p>
        </text:list-item>
      </text:list>
      <text:p text:style-name="P2"/>
      <text:p text:style-name="P5"><text:tab/>L’empresa no ha informat a en Frederic dels riscos existents en l’empresa i en el <text:tab/>seu lloc de treball, ni ha informat a l’ETT sobre les característiques del lloc de <text:tab/>treball. </text:p>
      <text:p text:style-name="P5"/>
      <text:p text:style-name="P2">Pàg 202:</text:p>
      <text:p text:style-name="P2"/>
      <text:list xml:id="list785603708640621535" text:style-name="L3">
        <text:list-item>
          <text:p text:style-name="P9"><text:span text:style-name="T3">Un inspector de treball està fent un visita a una empres per comprovar que compleix la normativa de prevenció de riscos laborals. Només entrar-hi, descobreix en Rubèn, un jove de 17 anys, que està netejant els vidres de la finestra sense arnesos, ni cinturons de subjecció, malgrat ser una quarta planta. L’inspector li pregunta pel seu equip de protecció individual i el jove li respon que l’ETT que el va contractar li va donar un arnès que tenia malament la subjecció. Com avui és el seu primer dia de feina, no ha tingut temps d’anar a buscar-ne un de nou.</text:span></text:p>
        </text:list-item>
      </text:list>
      <text:p text:style-name="P2"/>
      <text:list xml:id="list378902241097646601" text:style-name="L1">
        <text:list-item>
          <text:p text:style-name="P3">Qui hauria d’haver lliurat a en Rubèn l’equip de protecció individual?</text:p>
        </text:list-item>
      </text:list>
      <text:p text:style-name="P5"/>
      <text:p text:style-name="P5"><text:tab/>L’empresa usuària ja que és responsabilitat seva les mesures de protecció preses, <text:tab/>per tant, els EPI’s que utilitzen els treballadors.</text:p>
      <text:p text:style-name="P5"/>
      <text:list xml:id="list38440884" text:continue-numbering="true" text:style-name="L1">
        <text:list-item>
          <text:p text:style-name="P3">Qui ha d’informar en Rubèn dels riscos presents en el seu lloc de treball i en l’empresa, en general?</text:p>
        </text:list-item>
      </text:list>
      <text:p text:style-name="P2"/>
      <text:p text:style-name="P2"><text:tab/><text:span text:style-name="T1">L’empresa usuària.</text:span></text:p>
      <text:p text:style-name="P2"/>
      <text:list xml:id="list38457508" text:continue-numbering="true" text:style-name="L1">
        <text:list-item>
          <text:p text:style-name="P3">Quines mesures extra s’haurien d’haver pres amb en Rubèn, ja que es menor d’edat?</text:p>
        </text:list-item>
      </text:list>
      <text:p text:style-name="P2"/>
      <text:p text:style-name="P2"><text:tab/><text:span text:style-name="T1">Informar al treballador i als seus pares / tutors legals, dels possibles riscos i de <text:tab/>totes les mesures preventives i de protecció adoptades.</text:span></text:p>
      <text:p text:style-name="P2"/>
      <text:list xml:id="list38437352" text:continue-numbering="true" text:style-name="L1">
        <text:list-item>
          <text:p text:style-name="P3">Hauria d’haver dit en Rubèn que l’equip de protecció individual no estava en bones condicions? A qui?</text:p>
        </text:list-item>
      </text:list>
      <text:p text:style-name="P2"/>
      <text:p text:style-name="P2"><text:tab/><text:span text:style-name="T1">Si, a l’empresa usuària ja que es la responsable de les mesures de protecció <text:tab/>preses.</text:span></text:p>
      <text:p text:style-name="P2"/>
      <text:list xml:id="list38452563" text:continue-numbering="true" text:style-name="L1">
        <text:list-item>
          <text:p text:style-name="P3"><text:soft-page-break/>Que opines del fet que en Rubèn treballés un dia sencer sense l’equip de protecció individual i ningú no se n’adonés? Qui n’és el responsable, l’ETT o l’empresa usuària?</text:p>
        </text:list-item>
      </text:list>
      <text:p text:style-name="P2"/>
      <text:p text:style-name="P7"><text:span text:style-name="T2"><text:tab/></text:span><text:span text:style-name="T1">Hem sembla molt estrany que ningú no se n’adonés ja que es el primer dia de <text:tab/>treball en aquesta empresa i, per tant, hauria d’haver-hi algú que l’estigués formant. <text:tab/>Es responsabilitat de l’empresa usuària ja que es la responsable de les condicions <text:tab/>d’execució del treball.</text:span></text:p>
      <text:p text:style-name="P7"><text:span text:style-name="T1"/></text:p>
      <text:p text:style-name="P2">Pàg 204:</text:p>
      <text:p text:style-name="P2"/>
      <text:list xml:id="list4739822578165388234" text:style-name="L4">
        <text:list-item>
          <text:p text:style-name="P4">Ha de comunicar en Rodrigo la seva al·lèrgia? Raona'n la resposta.</text:p>
          <text:p text:style-name="P6">Jo crec que si tindria que comunicar la seva al·lèrgia ja que encara que no es obligatori per la seva part comunicar-ho, pot estar posant en risc a altres persones ja que l'alèrgia arriva fins i tot a que se li ennuvoli la vista i sense saber-ho l'empresa no pot posar solució com una mascara de gas o canviar-lo de lloc de treball.</text:p>
          <text:p text:style-name="P6"/>
        </text:list-item>
        <text:list-item>
          <text:p text:style-name="P4">Quines mesures preventives han faltat en el cas d'en Rodrigo?</text:p>
        </text:list-item>
      </text:list>
      <text:p text:style-name="P5"/>
      <text:p text:style-name="P5"><text:tab/>Ja que sembla que es un cas aillat, posar-li un EPI o canviar-lo de lloc de treball.</text:p>
      <text:p text:style-name="P5"><text:tab/></text:p>
      <text:list xml:id="list38427432" text:continue-numbering="true" text:style-name="L4">
        <text:list-item>
          <text:p text:style-name="P4">Quina empresa és responsable de les condicions de seguretat i salut d'en Rodrigo?</text:p>
          <text:p text:style-name="P4"/>
          <text:p text:style-name="P6">L'empresa usuària.</text:p>
        </text:list-item>
      </text:list>
      <text:p text:style-name="P5"/>
      <text:list xml:id="list38443098" text:continue-numbering="true" text:style-name="L4">
        <text:list-item>
          <text:p text:style-name="P4">Quina empresa és responsable de la vigilància de la salut d'en Rodrigo?</text:p>
          <text:p text:style-name="P4"/>
          <text:p text:style-name="P6">La ETT.</text:p>
          <text:p text:style-name="P6"/>
        </text:list-item>
        <text:list-item>
          <text:p text:style-name="P4">Com ha d'actuar l'empresa, atès l'estat biològic de la Lucía i la repercussió que té en la seva salut i la del fetus? Es correcta la proposta del seu cap?</text:p>
        </text:list-item>
      </text:list>
      <text:p text:style-name="P2"/>
      <text:p text:style-name="P2"><text:tab/><text:span text:style-name="T1">Té que adaptar, en la mida que es pugi, les condicions de treball, com no es <text:tab/>possible en aquest cas, la proposta del seu cap sería l'opció correcta ja que canvia <text:tab/>de lloc de treball a la treballadora a un altre lloc de la mateixa categoria <text:tab/>professional.</text:span></text:p>
      <text:p text:style-name="P2"/>
      <text:list xml:id="list38455265" text:continue-numbering="true" text:style-name="L4">
        <text:list-item>
          <text:p text:style-name="P4">Imagina que la Lucía ja ha donat a llum i es troba en el període de lactància. La seva feina segueis comportant un risc per a la salut del nadó, perquè interfereix en la qualitat de la llet materna. Podria gaudir del dret a la suspensió per risc durant l'embaràs i la lactància natural? Com hauria d'actuar l'empresa en aquest cas?</text:p>
        </text:list-item>
      </text:list>
      <text:p text:style-name="P5"><text:tab/></text:p>
      <text:p text:style-name="P5"><text:tab/>Si, mantenint-la al lloc de treball que té quan estaba embarassada fins que acabi el <text:tab/>període de lactància.</text:p>
      <text:p text:style-name="P5"/>
      <text:p text:style-name="P5"/>
      <text:list xml:id="list38453863" text:continue-numbering="true" text:style-name="L4">
        <text:list-item>
          <text:p text:style-name="P4"><text:soft-page-break/>Quines obligacions empresarials s'han incomplert respecte d'en Jordi?</text:p>
        </text:list-item>
      </text:list>
      <text:p text:style-name="P5"/>
      <text:list xml:id="list5841510289189570036" text:style-name="L5">
        <text:list-item>
          <text:p text:style-name="P10"><text:span text:style-name="T4">No ha complert amb les condicions d'execució de treball, ja que ha posat en perill a altres treballadors ja que no té experiència amb el toro (es molt jove i no té edat per conduir el toro).</text:span></text:p>
        </text:list-item>
      </text:list>
      <text:p text:style-name="P5"/>
      <text:list xml:id="list38452283" text:continue-numbering="true" text:style-name="L5">
        <text:list-item>
          <text:p text:style-name="P10"><text:span text:style-name="T4">No ha informat a en Jordi dels riscos de treball de portar el toro.</text:span></text:p>
        </text:list-item>
        <text:list-item>
          <text:p text:style-name="P10"><text:span text:style-name="T4">No ha informat a la ETT sobre aquesta característica del lloc de treball.</text:span></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Lohit Devanagari1" svg:font-family="'Lohit Devanagari'"/>
    <style:font-face style:name="OpenSymbol1"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Arial"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cm" table:align="margins" style:shadow="none"/>
    </style:style>
    <style:style style:name="Tabla1.A" style:family="table-column">
      <style:table-column-properties style:column-width="8.5cm" style:rel-column-width="32767*"/>
    </style:style>
    <style:style style:name="Tabla1.A1" style:family="table-cell">
      <style:table-cell-properties fo:padding="0.097cm" fo:border="none"/>
    </style:style>
    <style:style style:name="MP1" style:family="paragraph" style:parent-style-name="Table_20_Contents">
      <style:text-properties style:font-name="Arial" fo:font-size="10pt" style:font-size-asian="10pt" style:font-size-complex="10pt"/>
    </style:style>
    <style:style style:name="MP2" style:family="paragraph" style:parent-style-name="Table_20_Contents">
      <style:paragraph-properties fo:text-align="end" style:justify-single-word="false"/>
      <style:text-properties style:font-name="Arial"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able:table table:name="Tabla1" table:style-name="Tabla1">
          <table:table-column table:style-name="Tabla1.A" table:number-columns-repeated="2"/>
          <table:table-row>
            <table:table-cell table:style-name="Tabla1.A1" office:value-type="string">
              <text:p text:style-name="MP1">AWS 1 FOL</text:p>
            </table:table-cell>
            <table:table-cell table:style-name="Tabla1.A1" office:value-type="string">
              <text:p text:style-name="MP2">Carlos Guillermo Valenzuela García</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1-27T09:25:24.929057589</meta:creation-date>
    <dc:date>2020-11-27T18:22:42.85</dc:date>
    <meta:editing-duration>PT33M8S</meta:editing-duration>
    <meta:editing-cycles>5</meta:editing-cycles>
    <meta:generator>OpenOffice/4.1.3$Win32 OpenOffice.org_project/413m1$Build-9783</meta:generator>
    <dc:creator>Carlos Guillermo Valenzuela García</dc:creator>
    <meta:document-statistic meta:table-count="1" meta:image-count="0" meta:object-count="0" meta:page-count="3" meta:paragraph-count="36" meta:word-count="793" meta:character-count="4479"/>
  </office:meta>
</office:document-meta>
</file>